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350000021D7401D4A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5" style:family="graphic" style:parent-style-name="objectwithoutfill">
      <style:graphic-properties draw:stroke="dash" draw:stroke-dash="Fine_20_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Line_20_Style_20_9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99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start="Rounded_20_large_20_Arrow" draw:marker-end="Arrow" draw:marker-end-width="0.3cm" draw:fill="none" draw:textarea-vertical-align="middle"/>
    </style:style>
    <style:style style:name="gr13" style:family="graphic" style:parent-style-name="standard">
      <style:graphic-properties draw:fill-color="#ffcccc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-color="#ccff00" draw:textarea-horizontal-align="justify" draw:textarea-vertical-align="middle" draw:auto-grow-height="false" fo:min-height="0cm" fo:min-width="0cm" fo:wrap-option="no-wrap"/>
    </style:style>
    <style:style style:name="gr15" style:family="graphic" style:parent-style-name="沒有被填充和直線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line-height="115%" fo:text-align="center"/>
    </style:style>
    <style:style style:name="P4" style:family="paragraph">
      <style:paragraph-properties fo:line-height="115%"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6.7cm" svg:height="1.7cm" svg:x="0cm" svg:y="0cm">
          <text:p text:style-name="P1">_.worker()</text:p>
          <draw:enhanced-geometry svg:viewBox="0 0 21600 21600" draw:text-areas="0 0 21600 21600" draw:type="pentagon-right" draw:modifiers="18995.49320996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5" draw:id="id5" draw:layer="layout" svg:width="2.2cm" svg:height="2.2cm" svg:x="6.1cm" svg:y="1.1cm">
          <text:p text:style-name="P1"><text:span text:style-name="T1">使用者驅動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3.1cm" svg:height="0.9cm" svg:x="5.65cm" svg:y="4.2cm">
          <text:p text:style-name="P1"><text:span text:style-name="T1">形成一個任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1cm" svg:height="0.9cm" svg:x="5.65cm" svg:y="6.1cm">
          <text:p text:style-name="P1"><text:span text:style-name="T1">把任務放隊列中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.2cm" svg:height="1.5cm" svg:x="4.1cm" svg:y="8cm">
          <text:p text:style-name="P1"><text:span text:style-name="T1">檢查是否有作用中</text:span></text:p>
          <text:p text:style-name="P1"><text:span text:style-name="T1">但閒置的</text:span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6.1cm" svg:height="2.4cm" svg:x="14.4cm" svg:y="6.3cm">
          <text:p text:style-name="P3"><text:span text:style-name="T1">若沒有閒置的</text:span><text:span text:style-name="T1">worker</text:span></text:p>
          <text:p text:style-name="P3"><text:span text:style-name="T1">在系統最大限制下</text:span></text:p>
          <text:p text:style-name="P3"><text:span text:style-name="T1">產生新的閒置</text:span><text:span text:style-name="T1">work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cm -1.019cm" svg:x1="10.3cm" svg:y1="8.75cm" svg:x2="17.45cm" svg:y2="6.3cm" draw:start-shape="id1" draw:start-glue-point="1" draw:end-shape="id2" draw:end-glue-point="0" svg:d="M10300 8750c3075 0 2562-1985 3581-3168s3569-1562 3569 718">
          <text:p/>
        </draw:connector>
        <draw:connector draw:style-name="gr2" draw:text-style-name="P1" draw:layer="layout" draw:type="curve" draw:line-skew="0.712cm" svg:x1="17.45cm" svg:y1="8.7cm" svg:x2="10.3cm" svg:y2="8.75cm" draw:start-shape="id2" draw:start-glue-point="2" draw:end-shape="id1" draw:end-glue-point="1" svg:d="M17450 8700c0 1819-2550 1516-3569 1074s-506-1024-3581-1024">
          <text:p/>
        </draw:connector>
        <draw:custom-shape draw:style-name="gr1" draw:text-style-name="P2" xml:id="id3" draw:id="id3" draw:layer="layout" svg:width="1.7cm" svg:height="1.7cm" svg:x="13.4cm" svg:y="12.2cm">
          <text:p text:style-name="P1"><text:span text:style-name="T1">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7.2cm" svg:y1="9.5cm" svg:x2="14.25cm" svg:y2="12.2cm" draw:start-shape="id1" draw:start-glue-point="2" draw:end-shape="id3" svg:d="M7200 9500v1350h7050v1350">
          <text:p text:style-name="P1"><text:span text:style-name="T1">所有</text:span><text:span text:style-name="T1">worker</text:span><text:span text:style-name="T1">都在忙</text:span></text:p>
          <text:p text:style-name="P1"><text:span text:style-name="T1">又無法生新的</text:span><text:span text:style-name="T1">worker</text:span></text:p>
        </draw:connector>
        <draw:custom-shape draw:style-name="gr1" draw:text-style-name="P2" xml:id="id4" draw:id="id4" draw:layer="layout" svg:width="4.3cm" svg:height="1.5cm" svg:x="2.4cm" svg:y="12.5cm">
          <text:p text:style-name="P1"><text:span text:style-name="T1">把任務交給</text:span><text:span text:style-name="T1">worker</text:span></text:p>
          <text:p text:style-name="P1"><text:span text:style-name="T1">去執行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15cm" svg:x1="7.2cm" svg:y1="9.5cm" svg:x2="4.55cm" svg:y2="12.5cm" draw:start-shape="id1" draw:start-glue-point="2" draw:end-shape="id4" svg:d="M7200 9500v1350h-2650v1650">
          <text:p text:style-name="P1">y</text:p>
        </draw:connector>
        <draw:connector draw:style-name="gr2" draw:text-style-name="P1" draw:layer="layout" draw:type="lines" svg:x1="7.2cm" svg:y1="3.3cm" svg:x2="7.2cm" svg:y2="4.2cm" draw:start-shape="id5" draw:start-glue-point="6" draw:end-shape="id6" draw:end-glue-point="0" svg:d="M7200 3300v502-103 501">
          <text:p/>
        </draw:connector>
        <draw:connector draw:style-name="gr2" draw:text-style-name="P1" draw:layer="layout" draw:type="lines" svg:x1="7.2cm" svg:y1="5.1cm" svg:x2="7.2cm" svg:y2="6.1cm" draw:start-shape="id6" draw:start-glue-point="2" draw:end-shape="id7" draw:end-glue-point="0" svg:d="M7200 5100v501-2 501">
          <text:p/>
        </draw:connector>
        <draw:connector draw:style-name="gr2" draw:text-style-name="P1" draw:layer="layout" draw:type="lines" svg:x1="7.2cm" svg:y1="7cm" svg:x2="7.2cm" svg:y2="8cm" draw:start-shape="id7" draw:start-glue-point="2" draw:end-shape="id1" svg:d="M7200 7000v501-2 501">
          <text:p/>
        </draw:connector>
        <draw:custom-shape draw:style-name="gr4" draw:text-style-name="P2" xml:id="id8" draw:id="id8" draw:layer="layout" svg:width="3.7cm" svg:height="1.2cm" svg:x="1.8cm" svg:y="16.7cm">
          <text:p text:style-name="P1"><text:span text:style-name="T1">worker</text:span><text:span text:style-name="T1">創建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7cm" svg:height="1.2cm" svg:x="7.4cm" svg:y="16.7cm">
          <text:p text:style-name="P1"><text:span text:style-name="T1">接任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s" svg:x1="5.5cm" svg:y1="17.3cm" svg:x2="7.4cm" svg:y2="17.3cm" draw:start-shape="id8" draw:start-glue-point="1" draw:end-shape="id9" draw:end-glue-point="3" svg:d="M5500 17300h701 698 501">
          <text:p/>
        </draw:connector>
        <draw:connector draw:style-name="gr5" draw:text-style-name="P1" draw:layer="layout" draw:type="curve" svg:x1="4.55cm" svg:y1="14cm" svg:x2="9.25cm" svg:y2="16.7cm" draw:start-shape="id4" draw:start-glue-point="2" draw:end-shape="id9" draw:end-glue-point="0" svg:d="M4550 14000c0 2025 4700 675 4700 2700">
          <text:p/>
        </draw:connector>
        <draw:custom-shape draw:style-name="gr1" draw:text-style-name="P2" xml:id="id15" draw:id="id15" draw:layer="layout" svg:width="3.7cm" svg:height="1.2cm" svg:x="8.55cm" svg:y="26cm">
          <text:p text:style-name="P1"><text:span text:style-name="T1">任務完成</text:span></text:p>
          <text:p text:style-name="P1"><text:span text:style-name="T1">Or 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3.7cm" svg:height="1.2cm" svg:x="12.9cm" svg:y="16.7cm">
          <text:p text:style-name="P1"><text:span text:style-name="T1">是否有任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1cm" svg:y1="17.3cm" svg:x2="12.9cm" svg:y2="17.3cm" draw:start-shape="id9" draw:start-glue-point="1" draw:end-shape="id10" svg:d="M11100 17300h1800">
          <text:p/>
        </draw:connector>
        <draw:custom-shape draw:style-name="gr1" draw:text-style-name="P2" xml:id="id11" draw:id="id11" draw:layer="layout" svg:width="3.7cm" svg:height="1.2cm" svg:x="8.55cm" svg:y="20.1cm">
          <text:p text:style-name="P1"><text:span text:style-name="T1">若正在閒置中</text:span></text:p>
          <text:p text:style-name="P1"><text:span text:style-name="T1">中斷閒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4.75cm" svg:y1="17.9cm" svg:x2="10.4cm" svg:y2="20.1cm" draw:start-shape="id10" draw:start-glue-point="2" draw:end-shape="id11" draw:end-glue-point="0" svg:d="M14750 17900v1100h-4350v1100">
          <text:p text:style-name="P1">y</text:p>
        </draw:connector>
        <draw:custom-shape draw:style-name="gr1" draw:text-style-name="P2" xml:id="id12" draw:id="id12" draw:layer="layout" svg:width="3.7cm" svg:height="1.2cm" svg:x="15.9cm" svg:y="20cm">
          <text:p text:style-name="P1"><text:span text:style-name="T1">是否</text:span></text:p>
          <text:p text:style-name="P1"><text:span text:style-name="T1">正在等待自我摧毀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4.75cm" svg:y1="17.9cm" svg:x2="17.75cm" svg:y2="20cm" draw:start-shape="id10" draw:start-glue-point="2" draw:end-shape="id12" draw:end-glue-point="0" svg:d="M14750 17900v1050h3000v1050">
          <text:p text:style-name="P1">n</text:p>
        </draw:connector>
        <draw:custom-shape draw:style-name="gr1" draw:text-style-name="P2" xml:id="id13" draw:id="id13" draw:layer="layout" svg:width="1.7cm" svg:height="1.7cm" svg:x="18.5cm" svg:y="23.95cm">
          <text:p text:style-name="P1"><text:span text:style-name="T1">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7.75cm" svg:y1="21.2cm" svg:x2="19.35cm" svg:y2="23.95cm" draw:start-shape="id12" draw:start-glue-point="2" draw:end-shape="id13" draw:end-glue-point="4" svg:d="M17750 21200v1375h1600v1375">
          <text:p text:style-name="P1">y</text:p>
        </draw:connector>
        <draw:custom-shape draw:style-name="gr1" draw:text-style-name="P2" xml:id="id14" draw:id="id14" draw:layer="layout" svg:width="3.7cm" svg:height="1.9cm" svg:x="13.2cm" svg:y="23.85cm">
          <text:p text:style-name="P1"><text:span text:style-name="T1">閒置</text:span><text:span text:style-name="T1">20</text:span><text:span text:style-name="T1">秒後</text:span></text:p>
          <text:p text:style-name="P1"><text:span text:style-name="T1">摧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7.75cm" svg:y1="21.2cm" svg:x2="15.05cm" svg:y2="23.85cm" draw:start-shape="id12" draw:start-glue-point="2" draw:end-shape="id14" draw:end-glue-point="0" svg:d="M17750 21200v1325h-2700v1325">
          <text:p text:style-name="P1">n</text:p>
        </draw:connector>
        <draw:custom-shape draw:style-name="gr1" draw:text-style-name="P2" xml:id="id16" draw:id="id16" draw:layer="layout" svg:width="3.7cm" svg:height="1.2cm" svg:x="8.55cm" svg:y="22.6cm">
          <text:p text:style-name="P1"><text:span text:style-name="T1">把任務交給</text:span></text:p>
          <text:p text:style-name="P1"><text:span text:style-name="T1">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499cm -2.849cm -2.75cm" svg:x1="10.4cm" svg:y1="27.2cm" svg:x2="9.25cm" svg:y2="17.9cm" draw:start-shape="id15" draw:start-glue-point="2" draw:end-shape="id9" draw:end-glue-point="2" svg:d="M10400 27200v1000h-5200v-9000h4050v-1300">
          <text:p/>
        </draw:connector>
        <draw:connector draw:style-name="gr2" draw:text-style-name="P1" draw:layer="layout" svg:x1="10.4cm" svg:y1="21.3cm" svg:x2="10.4cm" svg:y2="22.6cm" draw:start-shape="id11" draw:start-glue-point="2" draw:end-shape="id16" draw:end-glue-point="0" svg:d="M10400 21300v1300">
          <text:p/>
        </draw:connector>
        <draw:connector draw:style-name="gr6" draw:text-style-name="P1" draw:layer="layout" svg:x1="10.4cm" svg:y1="23.8cm" svg:x2="10.4cm" svg:y2="26cm" draw:start-shape="id16" draw:start-glue-point="2" draw:end-shape="id15" draw:end-glue-point="0" svg:d="M10400 23800v2200">
          <text:p/>
        </draw:connector>
        <draw:custom-shape draw:style-name="gr1" draw:text-style-name="P2" xml:id="id17" draw:id="id17" draw:layer="layout" svg:width="3.9cm" svg:height="1.3cm" svg:x="14.5cm" svg:y="27.8cm">
          <text:p text:style-name="P1"><text:span text:style-name="T1">任務 </text:span><text:span text:style-name="T1">resolve(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4cm" svg:y1="27.2cm" svg:x2="14.5cm" svg:y2="28.45cm" draw:start-shape="id15" draw:start-glue-point="2" draw:end-shape="id17" svg:d="M10400 27200c0 834 1366 1250 4100 1250">
          <text:p/>
        </draw:connector>
      </draw:page>
      <draw:page draw:name="page2" draw:style-name="dp1" draw:master-page-name="預設">
        <draw:custom-shape draw:style-name="gr7" draw:text-style-name="P1" xml:id="id20" draw:id="id20" draw:layer="layout" svg:width="7cm" svg:height="3.3cm" svg:x="7.4cm" svg:y="1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9" draw:id="id19" draw:layer="layout" svg:width="14.9cm" svg:height="1.8cm" svg:x="3.6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56cm" svg:height="1.056cm" svg:x="4.444cm" svg:y="5.2cm">
          <text:p text:style-name="P1"><text:span text:style-name="T1">任務對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6.14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11.58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13.28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15.14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16.84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7cm" svg:height="1.7cm" svg:x="8.5cm" svg:y="11cm">
          <text:p text:style-name="P1">worker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cm" svg:height="1.7cm" svg:x="11.4cm" svg:y="11.001cm">
          <text:p text:style-name="P1">worker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18" draw:id="id18" draw:layer="layout" svg:width="4.8cm" svg:height="1.6cm" svg:x="8.4cm" svg:y="1.5cm">
          <text:p text:style-name="P1"><text:span text:style-name="T1">使用者放置任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0.8cm" svg:y1="3.1cm" svg:x2="11.05cm" svg:y2="4.9cm" draw:start-shape="id18" draw:start-glue-point="2" draw:end-shape="id19" draw:end-glue-point="0" svg:d="M10800 3100c0 1350 250 450 250 1800">
          <text:p/>
        </draw:connector>
        <draw:connector draw:style-name="gr12" draw:text-style-name="P2" draw:layer="layout" draw:type="lines" svg:x1="11.05cm" svg:y1="6.7cm" svg:x2="10.9cm" svg:y2="10.2cm" draw:start-shape="id19" draw:start-glue-point="2" draw:end-shape="id20" draw:end-glue-point="0" svg:d="M11050 6700v501l-150 2498v501">
          <text:p text:style-name="P1"><text:span text:style-name="T1">閒置的</text:span><text:span text:style-name="T1">worker</text:span></text:p>
          <text:p text:style-name="P1"><text:span text:style-name="T1">去接客</text:span></text:p>
        </draw:connector>
        <draw:custom-shape draw:style-name="gr13" draw:text-style-name="P1" draw:layer="layout" svg:width="4.7cm" svg:height="2.1cm" svg:x="2.8cm" svg:y="13.9cm">
          <text:p text:style-name="P1">worker池</text:p>
          <draw:enhanced-geometry svg:viewBox="0 0 21600 21600" draw:text-areas="800 800 20800 20800" draw:type="round-rectangular-callout" draw:modifiers="25487.1729419272 -7278.819609709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4.7cm" svg:height="1.9cm" svg:x="1.9cm" svg:y="2.2cm">
          <text:p text:style-name="P1">任務對列</text:p>
          <draw:enhanced-geometry svg:viewBox="0 0 21600 21600" draw:text-areas="800 800 20800 20800" draw:type="round-rectangular-callout" draw:modifiers="17809.3171665603 32587.48027354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預設">
        <draw:frame draw:style-name="gr15" draw:text-style-name="P1" draw:layer="layout" svg:width="14.948cm" svg:height="14.313cm" svg:x="2.5cm" svg:y="2.9cm">
          <draw:image xlink:href="Pictures/10000000000002350000021D7401D4A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4T21:25:38.26</meta:creation-date>
    <dc:date>2018-11-30T12:31:30.06</dc:date>
    <meta:editing-duration>PT48M21S</meta:editing-duration>
    <meta:editing-cycles>9</meta:editing-cycles>
    <meta:generator>OpenOffice/4.1.5$Win32 OpenOffice.org_project/415m1$Build-9789</meta:generator>
    <meta:document-statistic meta:object-count="54"/>
  </office:meta>
</office:document-meta>
</file>